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fcc84"/>
    </style:style>
    <style:style style:name="P2" style:family="paragraph" style:parent-style-name="Text_20_body">
      <style:paragraph-properties fo:text-align="start" style:justify-single-word="false"/>
      <style:text-properties officeooo:rsid="001072be" officeooo:paragraph-rsid="001072be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072be" officeooo:paragraph-rsid="001072be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  <style:text-properties officeooo:rsid="000fcc84" officeooo:paragraph-rsid="000fcc84"/>
    </style:style>
    <style:style style:name="T1" style:family="text">
      <style:text-properties officeooo:rsid="00126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Guía de estilo de SIMPLICITY</text:h>
      <text:p text:style-name="P1"/>
      <text:p text:style-name="P2">Logotipo</text:p>
      <text:p text:style-name="P2">Colores</text:p>
      <text:p text:style-name="P2">Tipografía</text:p>
      <text:p text:style-name="P2">Estructura <text:span text:style-name="T1">(Indicar dónde utilizo flexbox, dónde grid...)</text:span></text:p>
      <text:p text:style-name="P2">Elementos utilizados (como SVG)</text:p>
      <text:p text:style-name="P3">Puedo hacerlo de manera general o de cada página/sección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22:03:50.424000000</meta:creation-date>
    <meta:generator>LibreOffice/7.2.2.2$Windows_X86_64 LibreOffice_project/02b2acce88a210515b4a5bb2e46cbfb63fe97d56</meta:generator>
    <dc:date>2022-02-11T22:11:15.195000000</dc:date>
    <meta:editing-duration>PT6M33S</meta:editing-duration>
    <meta:editing-cycles>3</meta:editing-cycles>
    <meta:document-statistic meta:table-count="0" meta:image-count="0" meta:object-count="0" meta:page-count="1" meta:paragraph-count="7" meta:word-count="28" meta:character-count="197" meta:non-whitespace-character-count="176"/>
  </office:meta>
</office:document-meta>
</file>